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loext:graphic-properties draw:fill-color="#ffffff"/>
      <style:text-properties fo:font-size="20pt"/>
    </style:style>
    <style:style style:name="P7" style:family="paragraph">
      <style:text-properties fo:font-size="18pt" style:font-size-asian="18pt" style:font-size-complex="18pt"/>
    </style:style>
    <style:style style:name="P8" style:family="paragraph">
      <loext:graphic-properties draw:fill-color="#ffffff"/>
      <style:text-properties fo:font-size="18pt" style:font-size-asian="18pt" style:font-size-complex="18pt"/>
    </style:style>
    <style:style style:name="P9"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user-transformed="true">
            <draw:text-box>
              <text:p>Hi!<text:span text:style-name="T1"> — pay attention to listeners —</text:span> 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Recurrent neural networks</text:p>
              </text:list-item>
              <text:list-item>
                <text:p>Constrained conditional models, and their use in art</text:p>
              </text:list-item>
              <text:list-item>
                <text:p>Determinism</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recurrent neural networks, constrained conditional models, the use of constrained conditional models in art, and determinism.</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item>
                <text:p><text:span text:style-name="T2">Genetic programming is also relevant to brain-computer interfaces and assistive robotics [Ghandi 2015], which pose a possible area for significant innovation in AI-driven art.</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item>
                  <text:p><text:span text:style-name="T2">Genetic programming is also relevant to brain-computer interfaces and assistive robotics, which pose a possible area for significant innovation in AI-driven art.</text:span></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 such as Lisp.</text:span></text:p>
                </text:list-item>
                <text:list-item>
                  <text:p text:style-name="P4"><text:span text:style-name="T6">That is because tree structures are easier to manipulate using software than just the free for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2002 discuss “scoring” evolved software organisms on their fitness.</text:p>
              </text:list-item>
              <text:list-item>
                <text:p>Determining how to score an organism on its fitness is a challenge in effective genetic programming, but is necessary to get meaningful results from it.</text:p>
              </text:list-item>
              <text:list-item>
                <text:p>Khan 2018 suggests using performance against a suite of known-desired-value test cases as a metric of organism succes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Recurrent neural networks</text:p>
          </draw:text-box>
        </draw:frame>
        <draw:frame presentation:style-name="pr4" draw:layer="layout" svg:width="25.199cm" svg:height="12.179cm" svg:x="1.4cm" svg:y="4.914cm" presentation:class="outline" presentation:user-transformed="true">
          <draw:text-box>
            <text:list text:style-name="L3">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 [Salehinejad et al., 2018; Johnson 2016; Olah 2015]</text:p>
              </text:list-item>
              <text:list-item>
                <text:p>Recurrent neural networks have been effectively applied in fields including speech recognition, using network components known as long short-term memory, which allow better performance on machine-learning tasks, letting more challenging problems be solved. [Hochreiter &amp; Schmidhuber 1997; Li &amp; Wu 2015; Buduma 2015]</text:p>
              </text:list-item>
              <text:list-item>
                <text:p>Recurrent neural networks and long short-term memory are available now using the popular TensorFlow software framework, so can be readily explored. [Chhabra 2017]</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user-transformed="true">
            <draw:text-box>
              <text:list text:style-name="L2">
                <text:list-item>
                  <text:p>Recurrent neural networks are a subtype of artificial neural networks. They let the neural networks remember information and adapt behavior through time.</text:p>
                </text:list-item>
                <text:list-item>
                  <text:p>Their data-flow model is a directed graph containing cycles, such that the outcomes of computations can feed back into other points in the graph.</text:p>
                </text:list-item>
                <text:list-item>
                  <text:p>Recurrent neural networks have been effectively applied in fields including speech recognition, using network components known as long short-term memory, which allow better performance on machine-learning tasks, letting more challenging problems in machine learning be solved.</text:p>
                </text:list-item>
                <text:list-item>
                  <text:p>Recurrent neural networks and long short-term memory are available now using the popular TensorFlow software framework, so can be readily explored.</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fully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825cm" svg:x="2.1cm" svg:y="14.107cm" presentation:class="notes" presentation:user-transformed="true">
            <draw:text-box>
              <text:list text:style-name="L2">
                <text:list-item>
                  <text:p text:style-name="P7"><text:span text:style-name="T9">These different classes of determinism in software systems are useful in different contexts.</text:span></text:p>
                </text:list-item>
                <text:list-item>
                  <text:p text:style-name="P7"><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7"><text:span text:style-name="T9">An input-deterministic system is useful for general applications, and is much more flexible than a fully deterministic system.</text:span></text:p>
                </text:list-item>
                <text:list-item>
                  <text:p text:style-name="P7"><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7"><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text:span text:style-name="T2">Buduma, Nikhil. “A Deep Dive into Recurrent Neural Nets”, 2015, http://nikhilbuduma.com/2015/01/11/a-deep-dive-into-recurrent-neural-networks/.</text:span></text:p>
              </text:list-item>
              <text:list-item>
                <text:p>Chang, Ming-Wei, Lev Ratinov, and Dan Roth. “<text:span text:style-name="T2">Structured learning with constrained conditional models”, 2012, DOI 10.1007/s10994-012-5296-5.</text:span></text:p>
              </text:list-item>
              <text:list-item>
                <text:p><text:span text:style-name="T2">Chhabra, Jasdeep Singh. “Understanding LSTM in TensorFlow”, 2017, https://jasdeep06.github.io/posts/Understanding-LSTM-in-Tensorflow-MNIST/.</text:span></text:p>
              </text:list-item>
              <text:list-item>
                <text:p><text:span text:style-name="T2">Gandhi, Vaibhav. </text:span><text:span text:style-name="T1">Brain-Computer Interfacing for Assistive Robotics: Electroencephalograms, Recurrent Quantum Neural Networks and User-Centric Graphical Interfaces</text:span><text:span text:style-name="T2">, Elsevier, 201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Hochreiter, Sepp, and Jürgen Schmidhuber. “Long Short-Term Memory”, 1997, DOI 10.1162/neco.1997.9.8.1735.</text:span></text:p>
              </text:list-item>
              <text:list-item>
                <text:p><text:span text:style-name="T2">Hu, Xiaolin, and P. Balasubramaniam, eds. </text:span><text:span text:style-name="T1">Recurrent Neural Networks</text:span><text:span text:style-name="T2">, In-Teh, 2008.</text:span></text:p>
              </text:list-item>
              <text:list-item>
                <text:p><text:span text:style-name="T2">Johnson, Jesse. “Rolling and Unrolling RNNs”, 2016, https://shapeofdata.wordpress.com/2016/04/27/rolling-and-unrolling-rnns/.</text:span></text:p>
              </text:list-item>
              <text:list-item>
                <text:p><text:span text:style-name="T2">Khan, Gul Muhammad. </text:span><text:span text:style-name="T1">Evolution of Artificial Neural Development: In Search of Learning Genes</text:span><text:span text:style-name="T2">, Springer, 2018.</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item>
                <text:p><text:span text:style-name="T2">Li, Xiangang, and Xihong Wu. “Constructing Long Short-Term Memory Based Deep Recurrent Neural Networks for Large Vocabulary Speech Recognition”, 2015, arXiv:1410.4281v2.</text:span></text:p>
              </text:list-item>
              <text:list-item>
                <text:p><text:span text:style-name="T2">Olah, Christopher. “Understanding LSTM Networks”, 2015, http://colah.github.io/posts/2015-08-Understanding-LSTMs/.</text:span></text:p>
              </text:list-item>
              <text:list-item>
                <text:p><text:span text:style-name="T2">Salehinejad, Hojjat, Julianne Baarbé, Sharan Sankar, Joseph Barfett, Errol Colak, and Shahrokh Valaee. “Recent Advances in Recurrent Neural Networks”, 2018, arXiv:1801.01078v2.</text:span></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user-transformed="true">
            <draw:text-box>
              <text:p text:style-name="P9">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21:07:06.140418426</dc:date>
    <meta:editing-duration>PT4H57M45S</meta:editing-duration>
    <meta:editing-cycles>67</meta:editing-cycles>
    <meta:document-statistic meta:object-count="73"/>
  </office:meta>
</office:document-meta>
</file>